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5pt" fo:font-weight="bold" officeooo:rsid="00183969" officeooo:paragraph-rsid="00183969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reeSans" officeooo:rsid="00183969" officeooo:paragraph-rsid="00183969"/>
    </style:style>
    <style:style style:name="P3" style:family="paragraph" style:parent-style-name="Standard">
      <style:text-properties style:font-name="FreeSans" officeooo:paragraph-rsid="00183969"/>
    </style:style>
    <style:style style:name="P4" style:family="paragraph" style:parent-style-name="Standard">
      <style:text-properties style:font-name="FreeSans" officeooo:rsid="0019e8e2" officeooo:paragraph-rsid="0019e8e2"/>
    </style:style>
    <style:style style:name="P5" style:family="paragraph" style:parent-style-name="Standard">
      <style:text-properties style:font-name="FreeSans" officeooo:rsid="001d944a" officeooo:paragraph-rsid="001d944a"/>
    </style:style>
    <style:style style:name="P6" style:family="paragraph" style:parent-style-name="Standard">
      <style:text-properties style:font-name="FreeSans" officeooo:rsid="001d944a" officeooo:paragraph-rsid="00234124"/>
    </style:style>
    <style:style style:name="P7" style:family="paragraph" style:parent-style-name="Standard">
      <style:text-properties style:font-name="FreeSans" officeooo:rsid="00234124" officeooo:paragraph-rsid="00234124"/>
    </style:style>
    <style:style style:name="P8" style:family="paragraph" style:parent-style-name="Standard">
      <style:text-properties style:font-name="FreeSans" officeooo:rsid="001ddce4" officeooo:paragraph-rsid="001ddce4"/>
    </style:style>
    <style:style style:name="P9" style:family="paragraph" style:parent-style-name="Standard">
      <style:text-properties style:font-name="FreeSans" officeooo:rsid="001ddce4" officeooo:paragraph-rsid="001d944a"/>
    </style:style>
    <style:style style:name="P10" style:family="paragraph" style:parent-style-name="Standard">
      <style:text-properties style:font-name="FreeSans" officeooo:paragraph-rsid="001fbb5b"/>
    </style:style>
    <style:style style:name="P11" style:family="paragraph" style:parent-style-name="Standard">
      <style:text-properties style:font-name="FreeSans" officeooo:rsid="00212fa7" officeooo:paragraph-rsid="00212fa7"/>
    </style:style>
    <style:style style:name="P12" style:family="paragraph" style:parent-style-name="Standard">
      <style:text-properties style:font-name="FreeSans" fo:font-size="14pt" fo:font-weight="bold" officeooo:rsid="00212fa7" officeooo:paragraph-rsid="00212fa7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ans" officeooo:rsid="00235c9a" officeooo:paragraph-rsid="00234124"/>
    </style:style>
    <style:style style:name="P14" style:family="paragraph" style:parent-style-name="Standard">
      <style:text-properties style:font-name="FreeSans" officeooo:paragraph-rsid="00212fa7"/>
    </style:style>
    <style:style style:name="P15" style:family="paragraph" style:parent-style-name="Standard">
      <style:text-properties style:font-name="FreeSans" officeooo:paragraph-rsid="001fbb5b"/>
    </style:style>
    <style:style style:name="T1" style:family="text">
      <style:text-properties officeooo:rsid="00183969"/>
    </style:style>
    <style:style style:name="T2" style:family="text">
      <style:text-properties officeooo:rsid="0019e8e2"/>
    </style:style>
    <style:style style:name="T3" style:family="text">
      <style:text-properties officeooo:rsid="001af2f1"/>
    </style:style>
    <style:style style:name="T4" style:family="text">
      <style:text-properties officeooo:rsid="001b36ba"/>
    </style:style>
    <style:style style:name="T5" style:family="text">
      <style:text-properties officeooo:rsid="001c612f"/>
    </style:style>
    <style:style style:name="T6" style:family="text">
      <style:text-properties officeooo:rsid="001ddce4"/>
    </style:style>
    <style:style style:name="T7" style:family="text">
      <style:text-properties officeooo:rsid="001fbb5b"/>
    </style:style>
    <style:style style:name="T8" style:family="text">
      <style:text-properties officeooo:rsid="00212fa7"/>
    </style:style>
    <style:style style:name="T9" style:family="text">
      <style:text-properties officeooo:rsid="002296b5"/>
    </style:style>
    <style:style style:name="T10" style:family="text">
      <style:text-properties officeooo:rsid="00234124"/>
    </style:style>
    <style:style style:name="T11" style:family="text">
      <style:text-properties officeooo:rsid="00254e4e"/>
    </style:style>
    <style:style style:name="T12" style:family="text">
      <style:text-properties officeooo:rsid="00291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2"/>
      <text:p text:style-name="P3"><text:span text:style-name="T2">Admins are </text:span><text:span text:style-name="T1">Software Experts and well-known with the </text:span><text:span text:style-name="T2">T</text:span><text:span text:style-name="T1">ickify web appl</text:span><text:span text:style-name="T2">ic</text:span><text:span text:style-name="T1">ation. </text:span><text:span text:style-name="T4">Their skill level is most likely high and they have years of experience in working in the administration </text:span><text:span text:style-name="T5">area.</text:span></text:p>
      <text:p text:style-name="P2"/>
      <text:p text:style-name="P4">They are responsible for managing <text:span text:style-name="T3">and maintaining the site’s functionality.</text:span></text:p>
      <text:p text:style-name="P4"/>
      <text:p text:style-name="P5">Admins use the site to:</text:p>
      <text:p text:style-name="P5"/>
      <text:p text:style-name="P5"><text:span text:style-name="T6">manage</text:span> registered users</text:p>
      <text:p text:style-name="P7">change/add function’s to the site</text:p>
      <text:p text:style-name="P8"><text:span text:style-name="T10">he </text:span>is able to use every function of the other groups </text:p>
      <text:p text:style-name="P8"><text:s/></text:p>
      <text:p text:style-name="P5"/>
      <text:p text:style-name="P5"/>
      <text:p text:style-name="P6"><text:span text:style-name="T10">P</text:span>ersona:</text:p>
      <text:p text:style-name="P9"/>
      <text:p text:style-name="P10"><text:span text:style-name="T6">Daniel Hardman is 43 years old and is working for a Administrative-Service Company for about 10 years now. He is </text:span><text:span text:style-name="T8">e</text:span><text:span text:style-name="T6">xperienced working with both Windows and Linux. </text:span><text:span text:style-name="T7">He finished his study in Cyber Security in 2003 and worked for several IT-Security company's.</text:span></text:p>
      <text:p text:style-name="P10"><text:span text:style-name="T8">Daniel</text:span><text:span text:style-name="T7"> is using his computer for work and private related reason, on a regular basis. If problems occur </text:span><text:span text:style-name="T8">he</text:span><text:span text:style-name="T7"> is able to solve them within a short time and he is </text:span><text:span text:style-name="T12">also </text:span><text:span text:style-name="T8">a fast typer. </text:span></text:p>
      <text:p text:style-name="P10"/>
      <text:p text:style-name="P10"/>
      <text:p text:style-name="P10"/>
      <text:p text:style-name="P12">Unknown Visitor</text:p>
      <text:p text:style-name="P12"/>
      <text:p text:style-name="P11">Visitors <text:span text:style-name="T11">include the most amount of users on the site. They’re </text:span>just look<text:span text:style-name="T11">ing</text:span> around <text:span text:style-name="T11">and are not really there for a specific reason.</text:span> They prefer a simple and fast interface to get to see all the site’s offers in a quick look.</text:p>
      <text:p text:style-name="P14"><text:span text:style-name="T8">They are most likely teens or adults who like to shop online </text:span><text:span text:style-name="T9">regularly.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03:15.611576325</meta:creation-date>
    <dc:date>2020-09-03T15:48:48.859686996</dc:date>
    <meta:editing-duration>PT6M34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4" meta:word-count="200" meta:character-count="1150" meta:non-whitespace-character-count="960"/>
  </office:meta>
</office:document-meta>
</file>